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1b32c"/>
    </style:style>
    <style:style style:name="P2" style:family="paragraph" style:parent-style-name="Standard">
      <style:text-properties officeooo:rsid="00301e40" officeooo:paragraph-rsid="00301e40"/>
    </style:style>
    <style:style style:name="P3" style:family="paragraph" style:parent-style-name="Standard">
      <style:text-properties officeooo:rsid="0021b32c" officeooo:paragraph-rsid="0021b32c"/>
    </style:style>
    <style:style style:name="P4" style:family="paragraph" style:parent-style-name="Standard">
      <style:text-properties fo:font-weight="bold" officeooo:rsid="00301e40" officeooo:paragraph-rsid="00301e40" style:font-weight-asian="bold" style:font-weight-complex="bold"/>
    </style:style>
    <style:style style:name="P5" style:family="paragraph" style:parent-style-name="Standard">
      <style:text-properties fo:font-weight="bold" officeooo:rsid="00384fb8" officeooo:paragraph-rsid="00384fb8" style:font-weight-asian="bold" style:font-weight-complex="bold"/>
    </style:style>
    <style:style style:name="P6" style:family="paragraph" style:parent-style-name="Standard">
      <style:text-properties fo:font-weight="bold" officeooo:rsid="005966f9" officeooo:paragraph-rsid="005966f9" style:font-weight-asian="bold" style:font-weight-complex="bold"/>
    </style:style>
    <style:style style:name="P7" style:family="paragraph" style:parent-style-name="Standard">
      <style:text-properties fo:font-style="italic" fo:font-weight="normal" officeooo:rsid="0031a855" officeooo:paragraph-rsid="0031a855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31a855" officeooo:paragraph-rsid="0031a855"/>
    </style:style>
    <style:style style:name="P9" style:family="paragraph" style:parent-style-name="Standard">
      <style:text-properties officeooo:rsid="00384fb8" officeooo:paragraph-rsid="00384fb8"/>
    </style:style>
    <style:style style:name="P10" style:family="paragraph" style:parent-style-name="Standard">
      <style:text-properties officeooo:rsid="00384fb8" officeooo:paragraph-rsid="0042069b"/>
    </style:style>
    <style:style style:name="P11" style:family="paragraph" style:parent-style-name="Standard">
      <style:text-properties officeooo:rsid="00384fb8" officeooo:paragraph-rsid="00d78660"/>
    </style:style>
    <style:style style:name="P12" style:family="paragraph" style:parent-style-name="Standard">
      <style:text-properties fo:color="#800000" style:font-name="Courier 10 Pitch" fo:font-size="10pt" officeooo:rsid="00384fb8" officeooo:paragraph-rsid="00384fb8" style:font-size-asian="10pt" style:font-size-complex="10pt"/>
    </style:style>
    <style:style style:name="P13" style:family="paragraph" style:parent-style-name="Standard">
      <style:text-properties fo:color="#800000" style:font-name="Courier 10 Pitch" fo:font-size="10pt" officeooo:rsid="004c5d84" officeooo:paragraph-rsid="004c5d84" style:font-size-asian="10pt" style:font-size-complex="10pt"/>
    </style:style>
    <style:style style:name="P14" style:family="paragraph" style:parent-style-name="Standard">
      <style:text-properties fo:color="#800000" style:font-name="Courier 10 Pitch" fo:font-size="10pt" officeooo:rsid="005966f9" officeooo:paragraph-rsid="005966f9" style:font-size-asian="10pt" style:font-size-complex="10pt"/>
    </style:style>
    <style:style style:name="P15" style:family="paragraph" style:parent-style-name="Standard">
      <style:text-properties officeooo:rsid="00384fb8" officeooo:paragraph-rsid="00384fb8" fo:background-color="#99ff99"/>
    </style:style>
    <style:style style:name="P16" style:family="paragraph" style:parent-style-name="Standard">
      <style:text-properties officeooo:rsid="005966f9" officeooo:paragraph-rsid="005966f9"/>
    </style:style>
    <style:style style:name="P17" style:family="paragraph" style:parent-style-name="Standard">
      <style:text-properties officeooo:rsid="005e946d" officeooo:paragraph-rsid="005966f9"/>
    </style:style>
    <style:style style:name="P18" style:family="paragraph" style:parent-style-name="Standard">
      <style:text-properties officeooo:rsid="00601268" officeooo:paragraph-rsid="00601268"/>
    </style:style>
    <style:style style:name="P19" style:family="paragraph" style:parent-style-name="Text_20_body">
      <style:text-properties officeooo:paragraph-rsid="004f052b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Standard" style:list-style-name="L2">
      <style:text-properties officeooo:rsid="00384fb8" officeooo:paragraph-rsid="00384fb8"/>
    </style:style>
    <style:style style:name="P22" style:family="paragraph" style:parent-style-name="Standard" style:list-style-name="L3">
      <style:text-properties officeooo:rsid="00384fb8" officeooo:paragraph-rsid="0042069b"/>
    </style:style>
    <style:style style:name="P23" style:family="paragraph" style:parent-style-name="Standard" style:list-style-name="L3">
      <style:text-properties officeooo:rsid="00384fb8" officeooo:paragraph-rsid="00b030a3"/>
    </style:style>
    <style:style style:name="P24" style:family="paragraph" style:parent-style-name="Standard" style:list-style-name="L4">
      <style:text-properties officeooo:rsid="00384fb8" officeooo:paragraph-rsid="00384fb8"/>
    </style:style>
    <style:style style:name="P25" style:family="paragraph" style:parent-style-name="Standard">
      <style:text-properties officeooo:rsid="00e45c3b" officeooo:paragraph-rsid="00e45c3b"/>
    </style:style>
    <style:style style:name="P26" style:family="paragraph" style:parent-style-name="Standard">
      <style:text-properties officeooo:rsid="00e45c3b" officeooo:paragraph-rsid="00e6f469"/>
    </style:style>
    <style:style style:name="P27" style:family="paragraph" style:parent-style-name="Standard">
      <style:text-properties officeooo:rsid="00e45c3b" officeooo:paragraph-rsid="01127d90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rsid="0117772b" officeooo:paragraph-rsid="0117772b" style:font-weight-asian="bold" style:font-weight-complex="bold"/>
    </style:style>
    <style:style style:name="P30" style:family="paragraph" style:parent-style-name="Standard">
      <style:text-properties fo:color="#800000" style:font-name="Courier 10 Pitch" fo:font-size="10pt" officeooo:rsid="00e45c3b" officeooo:paragraph-rsid="00e6f469" style:font-size-asian="10pt" style:font-size-complex="10pt"/>
    </style:style>
    <style:style style:name="P31" style:family="paragraph" style:parent-style-name="Standard">
      <style:text-properties fo:color="#800000" style:font-name="Courier 10 Pitch" fo:font-size="10pt" officeooo:rsid="00fa398d" officeooo:paragraph-rsid="00fa398d" style:font-size-asian="10pt" style:font-size-complex="10pt"/>
    </style:style>
    <style:style style:name="P32" style:family="paragraph" style:parent-style-name="Standard">
      <style:text-properties fo:color="#800000" style:font-name="Courier 10 Pitch" fo:font-size="10pt" fo:font-weight="bold" officeooo:rsid="00f35043" officeooo:paragraph-rsid="00f35043" style:font-size-asian="10pt" style:font-weight-asian="bold" style:font-size-complex="10pt" style:font-weight-complex="bold"/>
    </style:style>
    <style:style style:name="P33" style:family="paragraph" style:parent-style-name="Standard">
      <style:text-properties officeooo:rsid="00fa398d" officeooo:paragraph-rsid="00fa398d"/>
    </style:style>
    <style:style style:name="P34" style:family="paragraph" style:parent-style-name="Standard">
      <style:text-properties officeooo:paragraph-rsid="010812b4"/>
    </style:style>
    <style:style style:name="P3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5917a" style:font-weight-asian="bold" style:font-weight-complex="bold"/>
    </style:style>
    <style:style style:name="T4" style:family="text">
      <style:text-properties fo:font-weight="bold" officeooo:rsid="01013897" style:font-weight-asian="bold" style:font-weight-complex="bold"/>
    </style:style>
    <style:style style:name="T5" style:family="text">
      <style:text-properties fo:font-weight="bold" officeooo:rsid="0117772b" style:font-weight-asian="bold" style:font-weight-complex="bold"/>
    </style:style>
    <style:style style:name="T6" style:family="text">
      <style:text-properties officeooo:rsid="001b597f"/>
    </style:style>
    <style:style style:name="T7" style:family="text">
      <style:text-properties officeooo:rsid="0022dd7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0206" style:font-style-asian="italic" style:font-style-complex="italic"/>
    </style:style>
    <style:style style:name="T10" style:family="text">
      <style:text-properties fo:color="#cc0000" fo:font-style="italic" style:font-style-asian="italic" style:font-style-complex="italic"/>
    </style:style>
    <style:style style:name="T11" style:family="text">
      <style:text-properties officeooo:rsid="0038020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800000"/>
    </style:style>
    <style:style style:name="T14" style:family="text">
      <style:text-properties fo:color="#800000" style:font-name="Courier 10 Pitch" fo:font-size="10pt" style:font-size-asian="10pt" style:font-size-complex="10pt"/>
    </style:style>
    <style:style style:name="T15" style:family="text">
      <style:text-properties fo:color="#800000" style:font-name="Courier 10 Pitch" fo:font-size="10pt" style:font-size-asian="10pt" style:font-size-complex="10pt"/>
    </style:style>
    <style:style style:name="T16" style:family="text">
      <style:text-properties fo:color="#800000" style:font-name="Courier 10 Pitch" fo:font-size="10pt" officeooo:rsid="00e247ef" style:font-size-asian="10pt" style:font-size-complex="10pt"/>
    </style:style>
    <style:style style:name="T17" style:family="text">
      <style:text-properties fo:color="#800000" style:font-name="Courier 10 Pitch" fo:font-size="10pt" officeooo:rsid="00e6b3a3" style:font-size-asian="10pt" style:font-size-complex="10pt"/>
    </style:style>
    <style:style style:name="T18" style:family="text">
      <style:text-properties fo:color="#800000" style:font-name="Courier 10 Pitch" fo:font-size="10pt" officeooo:rsid="00f11efa" style:font-size-asian="10pt" style:font-size-complex="10pt"/>
    </style:style>
    <style:style style:name="T19" style:family="text">
      <style:text-properties fo:color="#800000" style:font-name="Courier 10 Pitch" fo:font-size="10pt" officeooo:rsid="01101a64" style:font-size-asian="10pt" style:font-size-complex="10pt"/>
    </style:style>
    <style:style style:name="T20" style:family="text">
      <style:text-properties fo:color="#800000" style:font-name="Liberation Serif" fo:font-size="10pt" officeooo:rsid="01101a64" style:font-size-asian="10pt" style:font-size-complex="10pt"/>
    </style:style>
    <style:style style:name="T21" style:family="text">
      <style:text-properties fo:color="#800000" style:font-name="Liberation Serif" fo:font-size="12pt" officeooo:rsid="01101a64" style:font-size-asian="12pt" style:font-size-complex="12pt"/>
    </style:style>
    <style:style style:name="T22" style:family="text">
      <style:text-properties officeooo:rsid="0049ee23"/>
    </style:style>
    <style:style style:name="T23" style:family="text">
      <style:text-properties officeooo:rsid="00e247ef"/>
    </style:style>
    <style:style style:name="T24" style:family="text">
      <style:text-properties officeooo:rsid="00f11efa"/>
    </style:style>
    <style:style style:name="T25" style:family="text">
      <style:text-properties officeooo:rsid="00f72fb1"/>
    </style:style>
    <style:style style:name="T26" style:family="text">
      <style:text-properties fo:color="#000000" style:font-name="Liberation Serif" fo:font-size="12pt" officeooo:rsid="01101a64" style:font-size-asian="12pt" style:font-size-complex="12pt"/>
    </style:style>
    <style:style style:name="T27" style:family="text">
      <style:text-properties officeooo:rsid="0115dce4"/>
    </style:style>
    <style:style style:name="T28" style:family="text">
      <style:text-properties officeooo:rsid="0117772b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avaScript borrows most of its syntax from Java, but is also influenced by Awk, Perl and Python.</text:p>
      <text:p text:style-name="P20"/>
      <text:p text:style-name="P20">JavaScript contains a standard library of objects, such as <text:span text:style-name="Source_20_Text"><text:span text:style-name="T14">Array</text:span></text:span><text:span text:style-name="T14">, </text:span><text:span text:style-name="Source_20_Text"><text:span text:style-name="T14">Date</text:span></text:span><text:span text:style-name="T14">,</text:span> and <text:span text:style-name="Source_20_Text"><text:span text:style-name="T14">Math</text:span></text:span><text:span text:style-name="T14">,</text:span> and a core set of language elements such as operators, control structures, and statements. Core JavaScript can be extended for a variety of purposes by supplementing it with additional objects; for example:</text:p>
      <text:list xml:id="list2027279626932092296" text:style-name="L1">
        <text:list-item>
          <text:p text:style-name="P35"><text:span text:style-name="Emphasis">Client-side JavaScript</text:span> extends the core language by <text:span text:style-name="T2">supplying objects</text:span> to control a browser and its <text:span text:style-name="T8">Document Object Model (DOM)</text:span>. For example, client-side extensions allow an application to place elements on an HTML form and respond to user events such as mouse clicks, form input, and page navigation. </text:p>
        </text:list-item>
        <text:list-item>
          <text:p text:style-name="P35"><text:span text:style-name="Emphasis">Server-side JavaScript</text:span> extends the core language by <text:span text:style-name="T2">supplying objects</text:span> relevant to running JavaScript on a server. For example, server-side extensions allow an application to communicate with a database, provide continuity of information from one invocation to another of the application, or perform file manipulations on a server. </text:p>
        </text:list-item>
      </text:list>
      <text:p text:style-name="P20"/>
      <text:p text:style-name="P20">In JavaScript, instructions are called <text:a xlink:type="simple" xlink:href="https://developer.mozilla.org/en-US/docs/Glossary/Statement" text:style-name="Internet_20_link" text:visited-style-name="Visited_20_Internet_20_Link">statements</text:a> and are separated by a semicolon (;). Spaces, tabs and newline characters are called whitespace. The source text of JavaScript scripts gets scanned from left to right and is converted into a sequence of input elements which are tokens, control characters, line terminators, comments or whitespace. ECMAScript also defines certain keywords and literals and has rules for automatic insertion of semicolons (<text:a xlink:type="simple" xlink:href="https://developer.mozilla.org/en-US/docs/Web/JavaScript/Reference/Lexical_grammar#Automatic_semicolon_insertion" text:style-name="Internet_20_link" text:visited-style-name="Visited_20_Internet_20_Link">ASI</text:a>) to end statements. However, it is recommended to always add semicolons to end your statements; it will avoid side effects.</text:p>
      <text:p text:style-name="P34"/>
      <text:p text:style-name="P34">The ECMAScript specification is a set of requirements for implementing ECMAScript; it is useful if you want to implement standards-compliant language features in your ECMAScript implementation or engine (such as <text:span text:style-name="T10">SpiderMonkey</text:span> in Firefox, or <text:span text:style-name="T10">v8</text:span> in Chrome).</text:p>
      <text:p text:style-name="P34"/>
      <text:p text:style-name="P34"><text:span text:style-name="T7">JavaScript is standardized by ECMA specification, spec versions can be found </text:span><text:a xlink:type="simple" xlink:href="https://developer.mozilla.org/en-US/docs/Web/JavaScript/New_in_JavaScript" text:style-name="Internet_20_link" text:visited-style-name="Visited_20_Internet_20_Link"><text:span text:style-name="T7">here</text:span></text:a><text:span text:style-name="T7">. </text:span>JavaScript supports all functionality outlined in the ECMAScript specification.</text:p>
      <text:p text:style-name="P34"/>
      <text:p text:style-name="P34"/>
      <text:p text:style-name="Standard">JavaScript has a <text:span text:style-name="T2">prototype-based object model</text:span> instead of the more common class-based object model. The prototype-based model provides dynamic inheritance; that is, what is inherited can vary for individual objects. <text:span text:style-name="T1">Dynamic inheritance</text:span> should mean that you can alter the <text:span text:style-name="T6">inheritance</text:span> hierarchy at runtime. This is something which should be pretty straightforward to do in a <text:span text:style-name="T1">dynamic</text:span> language.</text:p>
      <text:p text:style-name="Standard"/>
      <text:p text:style-name="P28"><text:span text:style-name="T27">How/When to use </text:span><text:span text:style-name="T14">.</text:span><text:span text:style-name="T16">prototype</text:span><text:span text:style-name="T23">, </text:span><text:span text:style-name="T16">.constructor</text:span><text:span text:style-name="T23"> &amp; </text:span><text:span text:style-name="T16">.__proto__ </text:span><text:span text:style-name="T23">properties?</text:span></text:p>
      <text:p text:style-name="P30"><text:span text:style-name="T2">.</text:span><text:span text:style-name="T3">prototype</text:span></text:p>
      <text:p text:style-name="P26"><text:span text:style-name="T2">First</text:span><text:span text:style-name="T4">ly,</text:span> to think about <text:span text:style-name="T14">some</text:span><text:span text:style-name="T17">f</text:span><text:span text:style-name="T14">unc.prototype</text:span> is , all the instances of <text:span text:style-name="T14">some</text:span><text:span text:style-name="T17">f</text:span><text:span text:style-name="T14">unc</text:span> will share the same <text:span text:style-name="T8">names</text:span> that are going in <text:span text:style-name="T14">some</text:span><text:span text:style-name="T17">f</text:span><text:span text:style-name="T14">unc.prototype</text:span>. Such names shared by instances are placed in <text:span text:style-name="T14">some</text:span><text:span text:style-name="T17">f</text:span><text:span text:style-name="T14">unc.prototype</text:span>. </text:p>
      <text:p text:style-name="P27"><text:span text:style-name="T2">Second</text:span><text:span text:style-name="T4">ly</text:span>, if I want <text:span text:style-name="T14">someOtherFunc</text:span> a child of <text:span text:style-name="T14">someFunc</text:span>, so that instances of <text:span text:style-name="T14">someOtherFunc</text:span> also inherit shared properties of <text:span text:style-name="T14">someFunc</text:span>, then I would say <text:span text:style-name="T14">someOtherFunc.prototype=Object.create(someFunc.prototype)</text:span> <text:span text:style-name="T24">that updates <text:s/></text:span><text:span text:style-name="T14">someOtherFunc.prototype.</text:span><text:span text:style-name="T18">__proto__</text:span><text:span text:style-name="T14"> </text:span><text:span text:style-name="T24">to </text:span><text:span text:style-name="T14">someFunc.prototype</text:span> <text:span text:style-name="T24">and in addition sets <text:s/></text:span><text:soft-page-break/><text:span text:style-name="T14">someOtherFunc.prototype.</text:span><text:span text:style-name="T18">constructor </text:span><text:span text:style-name="T26">to</text:span><text:span text:style-name="T19"> someFunc </text:span><text:span text:style-name="T24">that needs to be reset back to <text:s/></text:span><text:span text:style-name="T14">someOtherFunc</text:span></text:p>
      <text:p text:style-name="P25"/>
      <text:p text:style-name="P32">.<text:span text:style-name="T25">constructor</text:span></text:p>
      <text:p text:style-name="P33"><text:span text:style-name="T5">Firstly,</text:span><text:span text:style-name="T28"> </text:span>One of the use cases when you would want the <text:span text:style-name="T14">prototype.constructor</text:span> property to survive prototype property reassignment is when you define a method on the prototype that produces new instances of the same type as the given instance. Example:</text:p>
      <text:p text:style-name="P33"/>
      <text:p text:style-name="P31">function Car() { }</text:p>
      <text:p text:style-name="P31">Car.prototype.orderOneLikeThis = function() { <text:s/>// Clone producing function</text:p>
      <text:p text:style-name="P31"><text:s text:c="4"/>return new this.constructor();</text:p>
      <text:p text:style-name="P31">}</text:p>
      <text:p text:style-name="P31">Car.prototype.advertise = function () {</text:p>
      <text:p text:style-name="P31"><text:s text:c="4"/>console.log("I am a generic car.");</text:p>
      <text:p text:style-name="P31">}</text:p>
      <text:p text:style-name="P31"/>
      <text:p text:style-name="P31">function BMW() { }</text:p>
      <text:p text:style-name="P31">BMW.prototype = Object.create(Car.prototype);</text:p>
      <text:p text:style-name="P31">BMW.prototype.constructor = BMW; <text:s text:c="13"/>// Resetting the constructor property</text:p>
      <text:p text:style-name="P31">BMW.prototype.advertise = function () {</text:p>
      <text:p text:style-name="P31"><text:s text:c="4"/>console.log("I am BMW with lots of uber features.");</text:p>
      <text:p text:style-name="P31">}</text:p>
      <text:p text:style-name="P31"/>
      <text:p text:style-name="P31">var x5 = new BMW();</text:p>
      <text:p text:style-name="P31"/>
      <text:p text:style-name="P31">var myNewToy = x5.orderOneLikeThis();</text:p>
      <text:p text:style-name="P31"/>
      <text:p text:style-name="P31">myNewToy.advertise(); // =&gt; "I am BMW ..." if `BMW.prototype.constructor = BMW;` is not </text:p>
      <text:p text:style-name="P31"><text:s text:c="22"/>// commented; "I am a generic car." otherwise.</text:p>
      <text:p text:style-name="P33"/>
      <text:p text:style-name="P29">Secondly, <text:span text:style-name="T29">use it as an alternative to </text:span><text:a xlink:type="simple" xlink:href="https://dmitripavlutin.com/understanding-constructor-property/" text:style-name="Internet_20_link" text:visited-style-name="Visited_20_Internet_20_Link"><text:span text:style-name="T29">instanceof</text:span></text:a><text:span text:style-name="T29">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"><text:soft-page-break/>JavaScript and Unicode</text:p>
      <text:p text:style-name="P3"/>
      <text:p text:style-name="P19">JavaScript is <text:span text:style-name="Strong_20_Emphasis">case-sensitive</text:span> and uses the <text:span text:style-name="Strong_20_Emphasis">Unicode</text:span> character set.</text:p>
      <text:p text:style-name="P2"><text:span text:style-name="T9">Terminology - </text:span><text:span text:style-name="T12">Code units</text:span></text:p>
      <text:p text:style-name="P2"><text:s text:c="4"/>To store or transmit code points, we encode them as code units, pieces of data with a fixed length. The length is measured in bits and determined by an encoding scheme, of which Unicode has several—for example, UTF-8 and UTF-16. The number in the name indicates the length of the code unit, in bits. If a code point is too large to fit into a single code unit, it must be broken up into multiple units; that is, the number of code units needed to represent a single code point can vary. </text:p>
      <text:p text:style-name="P2"/>
      <text:p text:style-name="P7"><text:span text:style-name="T11">Terminology - </text:span><text:span text:style-name="T12">BOM (byte order mark)</text:span></text:p>
      <text:p text:style-name="P8"><text:s text:c="4"/>If a code unit is larger than a single byte, byte ordering matters. The BOM is a single pseudocharacter (possibly encoded as multiple code units) at the beginning of a text that indicates whether the code units are big endian (most significant bytes come first) or little endian (least significant bytes come first). The default for texts without a BOM is big endian. The BOM also indicates the encoding that is used; it is different for UTF-8, UTF-16, and so on. Additionally, it serves as a marker for Unicode if web browsers have no other information regarding the encoding of a text. However, the BOM is not used very often, for several reasons:</text:p>
      <text:p text:style-name="P8"><text:s text:c="8"/>UTF-8 is by far the most popular Unicode encoding and does not need a BOM, because there is only one way of ordering bytes.</text:p>
      <text:p text:style-name="P8"><text:s text:c="8"/>Several character encodings specify a fixed byte ordering. Then a BOM must not be used. Examples include UTF-16BE (UTF-16 big endian), UTF-16LE, UTF-32BE, and UTF-32LE. This is a safer way of handling byte ordering, because metadata and data stay separate and can’t be mixed up. </text:p>
      <text:p text:style-name="P3"/>
      <text:p text:style-name="P9">There are two ways in which JavaScript handles Unicode source code: internally (during parsing) and externally (while loading a file).</text:p>
      <text:p text:style-name="P5"/>
      <text:p text:style-name="P5">Source Code Internally</text:p>
      <text:p text:style-name="P9">Internally, JavaScript source code is treated as a sequence of UTF-16 code units. According to Section 6 of the EMCAScript specification:</text:p>
      <text:p text:style-name="P9"/>
      <text:p text:style-name="P9"><text:s text:c="4"/>ECMAScript source text is represented as a sequence of characters in the Unicode character encoding, version 3.0 or later. [...] ECMAScript source text is assumed to be a sequence of 16-bit code units for the purposes of this specification. [...] If an actual source text is encoded in a form other than 16-bit code units, it must be processed as if it was first converted to UTF-16.</text:p>
      <text:p text:style-name="P9"/>
      <text:p text:style-name="P9">In identifiers, string literals, and regular expression literals, any code unit can also be expressed via a Unicode escape sequence <text:span text:style-name="T14">\uHHHH</text:span>, where <text:span text:style-name="T14">HHHH</text:span> are four hexadecimal digits. For example:</text:p>
      <text:p text:style-name="P9"/>
      <text:p text:style-name="P12">&gt; var f\u006F\u006F = 'abc';</text:p>
      <text:p text:style-name="P12">&gt; foo</text:p>
      <text:p text:style-name="P12">'abc'</text:p>
      <text:p text:style-name="P12"/>
      <text:p text:style-name="P12">&gt; var λ = 123;</text:p>
      <text:p text:style-name="P12">&gt; \u03BB</text:p>
      <text:p text:style-name="P12">123</text:p>
      <text:p text:style-name="P9"/>
      <text:p text:style-name="P9">That means that you can use Unicode characters in literals and variable names, without leaving the ASCII range in the source code.</text:p>
      <text:p text:style-name="P9"><text:soft-page-break/>In string literals, an additional kind of escape is available: hexadecimal escape sequences with two-digit hexadecimal numbers that represent code units in the range <text:span text:style-name="T14">0x00–0xFF</text:span>. For example:</text:p>
      <text:p text:style-name="P9"/>
      <text:p text:style-name="P12">&gt; '\xF6' === 'ö'</text:p>
      <text:p text:style-name="P12">true</text:p>
      <text:p text:style-name="P12">&gt; '\xF6' === '\u00F6'</text:p>
      <text:p text:style-name="P12">true</text:p>
      <text:p text:style-name="P9"/>
      <text:p text:style-name="P5">Source Code Externally</text:p>
      <text:p text:style-name="P9">While UTF-16 is used internally, JavaScript source code is usually not stored in that format. When a web browser loads a source file via a <text:span text:style-name="T14">&lt;script&gt;</text:span> tag, it determines the encoding as follows:</text:p>
      <text:p text:style-name="P9"/>
      <text:list xml:id="list5713463066093398796" text:style-name="L2">
        <text:list-item>
          <text:p text:style-name="P21">If the file starts with a <text:a xlink:type="simple" xlink:href="https://unix.stackexchange.com/q/137205/62659" text:style-name="Internet_20_link" text:visited-style-name="Visited_20_Internet_20_Link">BOM</text:a>, the encoding is a UTF variant, depending on what BOM is used.</text:p>
        </text:list-item>
        <text:list-item>
          <text:p text:style-name="P21">Otherwise, if the file is loaded via HTTP(S), then the <text:span text:style-name="T14">Content-Type</text:span> header can specify an encoding, via the charset parameter. For example:</text:p>
        </text:list-item>
      </text:list>
      <text:p text:style-name="P9"/>
      <text:p text:style-name="P12"><text:s text:c="4"/>Content-Type: application/javascript; charset=utf-8</text:p>
      <text:p text:style-name="P9"/>
      <text:p text:style-name="P15">Tip</text:p>
      <text:p text:style-name="P15">The correct media type (formerly known as MIME type) for JavaScript files is application/javascript. However, older browsers (e.g., Internet Explorer 8 and earlier) work most reliably with text/javascript. Unfortunately, the default value for the attribute type of &lt;script&gt; tags is text/javascript. At least you can omit that attribute for JavaScript; there is no benefit in including it.</text:p>
      <text:p text:style-name="P10"><text:s text:c="4"/></text:p>
      <text:list xml:id="list1304162217641121643" text:style-name="L3">
        <text:list-item>
          <text:p text:style-name="P22">Otherwise, if the <text:span text:style-name="T14">&lt;script&gt;</text:span> tag has the attribute charset, then that encoding is used. Even though the attribute type holds a valid media type, that type must not have the parameter charset (like in the aforementioned Content-Type header). That ensures that the values of charset and type don’t clash.</text:p>
        </text:list-item>
      </text:list>
      <text:p text:style-name="P9"/>
      <text:list xml:id="list213707232753505" text:continue-numbering="true" text:style-name="L3">
        <text:list-item>
          <text:p text:style-name="P23">Otherwise, the encoding of the document is used, in which the <text:span text:style-name="T14">&lt;script&gt;</text:span> tag resides. For example, this is the beginning of an HTML5 document, where a <text:span text:style-name="T14">&lt;meta&gt;</text:span> tag declares that the document is encoded as UTF-8:</text:p>
        </text:list-item>
      </text:list>
      <text:p text:style-name="P9"/>
      <text:p text:style-name="P12"><text:s text:c="3"/><text:tab/> &lt;!doctype html&gt;</text:p>
      <text:p text:style-name="P12"><text:s text:c="3"/><text:tab/> &lt;html&gt;</text:p>
      <text:p text:style-name="P12"><text:s text:c="3"/><text:tab/> &lt;head&gt;</text:p>
      <text:p text:style-name="P12"><text:s text:c="3"/><text:tab/> <text:s text:c="4"/>&lt;meta charset="UTF-8"&gt;</text:p>
      <text:p text:style-name="P12"><text:s text:c="3"/><text:tab/> ...</text:p>
      <text:p text:style-name="P9"/>
      <text:p text:style-name="P9"><text:s text:c="4"/>It is highly recommended that you always specify an encoding. If you don’t, a locale-specific default encoding is used. In other words, people will see the file differently in different countries. Only the lowest 7 bits are relatively stable across locales.</text:p>
      <text:p text:style-name="P9"/>
      <text:p text:style-name="P9"><text:span text:style-name="T22">R</text:span>ecommendations can be summarized as follows:</text:p>
      <text:list xml:id="list7564359768834728065" text:style-name="L4">
        <text:list-item>
          <text:p text:style-name="P24">For your own application, you can use Unicode. But you must specify the encoding of the app’s HTML page as UTF-8.</text:p>
        </text:list-item>
        <text:list-item>
          <text:p text:style-name="P24">For libraries, it’s safest to release code that is ASCII (7 bit). </text:p>
        </text:list-item>
      </text:list>
      <text:p text:style-name="P9"/>
      <text:p text:style-name="P9"><text:soft-page-break/>Some minification tools can translate source with Unicode code points beyond 7 bit to source that is “7-bit clean.” They do so by replacing non-ASCII characters with Unicode escapes. For example, the following invocation of <text:span text:style-name="T13">UglifyJS</text:span> translates the file test.js:</text:p>
      <text:p text:style-name="P9"/>
      <text:p text:style-name="P12">uglifyjs -b beautify=false,ascii-only=true test.js</text:p>
      <text:p text:style-name="P9"/>
      <text:p text:style-name="P9">The file test.js looks like this:</text:p>
      <text:p text:style-name="P9"/>
      <text:p text:style-name="P13">var σ = 'Köln';</text:p>
      <text:p text:style-name="P9"/>
      <text:p text:style-name="P9">The output of UglifyJS looks like this:</text:p>
      <text:p text:style-name="P9"/>
      <text:p text:style-name="P12">var \u03c3="K\xf6ln";</text:p>
      <text:p text:style-name="P9"/>
      <text:p text:style-name="P9">Consider the following negative example. For a while, the library <text:span text:style-name="T14">D3.js</text:span> was published in UTF-8. That caused an error when it was loaded from a page whose encoding was not UTF-8, because the code contained statements such as:</text:p>
      <text:p text:style-name="P9"/>
      <text:p text:style-name="P12">var π = Math.PI, ε = 1e-6;</text:p>
      <text:p text:style-name="P9"/>
      <text:p text:style-name="P11">The identifiers <text:span text:style-name="T14">π</text:span> and <text:span text:style-name="T14">ε</text:span> were not decoded correctly and not recognized as valid variable names. Additionally, some string literals with code points beyond 7 bit weren’t decoded correctly either. As a workaround, you could load the code by adding the appropriate charset attribute to the <text:span text:style-name="T14">&lt;script&gt;</text:span> tag:</text:p>
      <text:p text:style-name="P9"/>
      <text:p text:style-name="P12">&lt;script charset="utf-8" src="d3.js"&gt;&lt;/script&gt;</text:p>
      <text:p text:style-name="P1"/>
      <text:p text:style-name="P1"/>
      <text:p text:style-name="P1"/>
      <text:p text:style-name="P1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Comments</text:p>
      <text:p text:style-name="P16"/>
      <text:p text:style-name="P16">The syntax of comments is the same as in C++ and in many other languages:</text:p>
      <text:p text:style-name="P16"/>
      <text:p text:style-name="P14">// a one line comment</text:p>
      <text:p text:style-name="P14"><text:s/></text:p>
      <text:p text:style-name="P14">/* this is a longer, </text:p>
      <text:p text:style-name="P14"><text:s text:c="3"/>multi-line comment</text:p>
      <text:p text:style-name="P14"><text:s/>*/</text:p>
      <text:p text:style-name="P14"><text:s/></text:p>
      <text:p text:style-name="P14">/* You can't, however, /* nest comments */ SyntaxError */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5:46:10.062142729</meta:creation-date>
    <meta:generator>LibreOffice/5.1.6.2$Linux_X86_64 LibreOffice_project/10m0$Build-2</meta:generator>
    <dc:date>2017-10-29T21:37:04.987601798</dc:date>
    <meta:editing-duration>PT2H8M4S</meta:editing-duration>
    <meta:editing-cycles>112</meta:editing-cycles>
    <meta:document-statistic meta:table-count="0" meta:image-count="0" meta:object-count="0" meta:page-count="6" meta:paragraph-count="95" meta:word-count="1608" meta:character-count="10249" meta:non-whitespace-character-count="8609"/>
  </office:meta>
</office:document-meta>
</file>